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Handlers.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9"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4"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2"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0"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0"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table-cell-properties style:cell-protect="none" style:print-content="true" fo:border="0.74pt solid #ffffff" style:vertical-align="middle"/>
      <style:text-properties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10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4"/>
          <table:table-cell table:style-name="ce2" office:value-type="string" calcext:value-type="string">
            <text:p>Largura (cm):</text:p>
          </table:table-cell>
          <table:table-cell table:style-name="ce24" table:number-columns-spanned="2" table:number-rows-spanned="1"/>
          <table:covered-table-cell table:style-name="ce14"/>
          <table:table-cell table:style-name="ce2" office:value-type="string" calcext:value-type="string" table:number-columns-spanned="2" table:number-rows-spanned="1">
            <text:p>Altura (cm):</text:p>
          </table:table-cell>
          <table:covered-table-cell/>
          <table:table-cell table:style-name="ce24"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4" table:number-columns-spanned="9" table:number-rows-spanned="1"/>
          <table:covered-table-cell table:style-name="ce24" office:value-type="string" calcext:value-type="string">
            <text:p>15</text:p>
          </table:covered-table-cell>
          <table:covered-table-cell table:number-columns-repeated="7" table:style-name="ce15"/>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4"/>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40"/>
          <table:covered-table-cell table:style-name="ce32"/>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32" office:value-type="string" calcext:value-type="string">
            <text:p>30</text:p>
          </table:covered-table-cell>
          <table:covered-table-cell table:style-name="ce32"/>
          <table:covered-table-cell table:number-columns-repeated="6" table:style-name="ce35"/>
          <table:table-cell table:number-columns-repeated="1008"/>
        </table:table-row>
        <table:table-row table:style-name="ro1">
          <table:table-cell table:style-name="ce7" table:number-columns-spanned="2" table:number-rows-spanned="1"/>
          <table:covered-table-cell table:style-name="ce11"/>
          <table:table-cell table:style-name="ce19"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0">
            <draw:control draw:z-index="10" draw:name="Controle 10" draw:style-name="gr4" draw:text-style-name="P2" svg:width="4.041cm" svg:height="0.9cm" svg:x="0cm" svg:y="0cm" draw:control="control9"/>
          </table:table-cell>
          <table:table-cell table:style-name="ce30"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30"/>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3"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3"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3"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3"/>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3" office:value-type="string" calcext:value-type="string">
            <text:p>Quantidade</text:p>
          </table:covered-table-cell>
          <table:covered-table-cell table:style-name="ce23"/>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3"/>
          <table:table-cell table:style-name="ce44"/>
          <table:table-cell table:number-columns-repeated="1006"/>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20T13:48:40.952450372</dc:date>
    <meta:editing-duration>P6DT17H59M4S</meta:editing-duration>
    <meta:editing-cycles>7115</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nternChange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internChange = False

	'Create a sheet for kiln if it does not exists
	If (Not SheetExists(kilnSheetDBName)) Then
		CreateKilnSheet()
	EndIf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list items edition were enabled when closing
		If cell.CellBackColor = editableBGColor Then
			'Disable and Hide Edit List button
			btnEdit = GetButtonByName(buttonEditLsit)
			btnEdit.Enabled = False
			btnEdit.EnableVisible = False
			
			'Enable and Show Finish List Edition Button
			btnSaveEdition = GetButtonByName(buttonSaveListEdition)
			btnSaveEdition.Enabled = True
			btnSaveEdition.EnableVisible = True

			'Disable Kiln Edition Button
			btnEnableKilnEdition.Enabled = False

		Else
			' Enable And Show Edit List Button
			btnEdit = GetButtonByName(buttonEditLsit)
			btnEdit.Enabled = True
			btnEdit.EnableVisible = True
			
			'Disabel and Hide Finish List Edition Button
			btnSaveEdition = GetButtonByName(buttonSaveListEdition)
			btnSaveEdition.Enabled = False
			btnSaveEdition.EnableVisible = False
			
			'Enable All Other Buttons
			EnableAllButtons()
			'Set the amount of all items in list to zero
			SetZeroAllItems()
		
		EndIf
	EndIf
	
End Function

'Executed on closing libreoffice
Function SetEndingValues()
	'Stop keyboard listener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Set list style for editable cell/range to avoid breaking the cells format on cutting or pasting
Function AdjustListEditableRangeStyle(cell As Object, listFirstRow As Integer, listLastRow As Integer, firstColumn As Integer, lastColumn As Integer)
	'Get range of the list
	range = GetRangeByIndex(listFirstRow, listLastRow, firstColumn, lastColumn)
	'If the range is not protected, edition of list is enabled
	If (Not IsProtected(range) And (Not isAdding)) Then
		'If the cell is in the range of the list
		If (IsInRange(cell, range.AbsoluteName)) Then
			'If the cell is not a range, transform it into a range
			rangeCell = GetCurrentSheet().GetCellRangeByName(cell.AbsoluteName)
			rangeCellAddr = rangeCell.GetRangeAddress()
			'For each row of the list
			For i = rangeCellAddr.StartRow To rangeCellAddr.EndRow
				'Merge the list
				lineRange = GetRangeByIndex(i, i, firstColumn, lastColumn)
				lineRange.merge(False)
				lineRange.merge(True)
			Next i
		EndIf
		'Set the cell style
		SetCellRangeFontStyle(rangeCell)
		'Set cell color
		rangeCell.CellBackColor = editableBGColor
	EndIf
End Function

'Ajudst cells styles after a cut or paste operation
Function VerifyCutOrPaste(sourceCell As Object)
	
	'Avoid calling VerifyValue
	internChange = True
	
	UpdateItemsCounters()

	'If the cell can be editted and it is not on the list
	'''It will be in the editable inputs string
	If CellIsInEditableInput(sourceCell) Then
		'Unmerge the cell if merged
		If sourceCell.IsMerged Then
			sourceCell.merge(False)
		EndIf
		'Get the range of the editable cell
		rangeToMerge = GetEditableInputRangeFromCell(sourceCell)

		'Merge the cells again
		rangeToMerge.merge(True)
		'Set cell style and color
		SetCellRangeFontStyle(sourceCell)
		sourceCell.CellBackColor = editableBGColor
		FinishExecution()
		Exit Function
	EndIf

	'If the cell is not on editable inputs
	'''then it was probably on the list

	'Get the header of the list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Adjust cell style for description column
	fDescriptionColumn = GetCellColumnIndex(headerCell)
	headerCell = GetCellSameRowNextColumn(headerCell)	
	lDescriptionColumn = GetCellColumnIndex(headerCell)-1
	AdjustListEditableRangeStyle(sourceCell, listFirstRow, listLastRow, fDescriptionColumn, lDescriptionColumn)
	
	headerCell = GetCellNextRowSameColumn(headerCell)
	
	'Adjust cell style for height column
	fHeightColumn = GetCellColumnIndex(headerCell)
	headerCell = GetCellSameRowNextColumn(headerCell)
	lHeightColumn = GetCellColumnIndex(headerCell)-1
	AdjustListEditableRangeStyle(sourceCell, listFirstRow, listLastRow, fHeightColumn, lHeightColumn)
	
	'Adjust cell style for width column
	fWidthColumn = GetCellColumnIndex(headerCell)
	headerCell = GetCellSameRowNextColumn(headerCell)
	lWidthColumn = GetCellColumnIndex(headerCell)-1
	AdjustListEditableRangeStyle(sourceCell, listFirstRow, listLastRow, fWidthColumn, lWidthColumn)
	
	'Adjust cell style for length column
	fLengthColumn = GetCellColumnIndex(headerCell)
	headerCell = GetCellSameRowNextColumn(headerCell)
	lLengthColumn = GetCellColumnIndex(headerCell)-1
	AdjustListEditableRangeStyle(sourceCell, listFirstRow, listLastRow, fLengthColumn, lLengthColumn)
	
	'Adjust cell style for amount column
	fAmountColumn = GetCellColumnIndex(headerCell)
	headerCell = GetCellSameRowNextColumn(headerCell)
	lAmountColumn = GetCellColumnIndex(headerCell)-1
	AdjustListEditableRangeStyle(sourceCell, listFirstRow, listLastRow, fAmountColumn, lAmountColumn)
	
	internChange = False
	RefreshByHiding()
	VerifyValue(sourceCell)


End Function


' Verify if piece amount is an integer value
Function VerifyValue(sourceCell As Object)

	'Avoid recursive calling the function a lot of times
	If internChange Then
		Exit Function
	EndIf
	
	internChange = True
	
	'Search for amount column
	headerCell = GetFirstCellOfListHeader()
	While headerCell.GetString() &lt;&gt; headerLableAmount
		headerCell = GetCellSameRowNextColumn(headerCell)
	WEnd
	
	cell = GetCellNextRowSameColumn(headerCell)
	
	listFirstRow = GetCellRowIndex(cell)
	fAmountColumn = GetCellColumnIndex(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Verify if the cell is inside the list on amount column
		If (row &gt;= listFirstRow And column = fAmountColumn) Then
			PrepareExecution()
			value = sourceCell.GetString()
	
			If Not IsIntegerNumber(value) Then
				If value &lt;&gt; "" Then
					InputMustBeANumberError(sourceCell)
				EndIf
				'if it is not an integer, set the value as 0
				sourceCell.SetString("0")
			Else
				value = CInt(value)
				sourceCell.SetString(value)
			EndIf
			FinishExecution()
		EndIf
	Else
		'If it is a range, make the same verification, but for each cell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For each cell verify if the value is a number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internChange = False
	
End Function

'Activate when cell is selected
Function LockCellSelection()

	'If a control global is active, then it cannot execute
	If (Not CanExecuteAction()) Then
		Exit Function
	EndIf
	
	cellObj = ThisComponent.CurrentSelection
	'Verify if it is a cell or a range
	isRange = False
	cellName = Split(cellObj.AbsoluteName, ".")(1)
	cellSplittedName = Split(cellName, "$")
	If (UBound(cellSplittedName) &gt; 2) Then
		isRange = True
	EndIf
	
	'if it is a cell
	If (Not isRange And canChange) Then
		'If the cell must act as a button, executes its action
		If (CellIsButton(cellObj)) Then
			'Avoid more than "one click"
			canChange = False
			'Change cursor focus
			cellDst = GetCellSameRowNextColumn(cellObj)
			sheet = GetSheetByName(kilnNamePrefix)
			cellRange = sheet.getCellRangeByName(cellDst.AbsoluteName)
			controller = ThisComponent.GetCurrentController()
			controller.Select(cellRange)
			'Execute the cell button action
			ExecuteCellAction(cellObj)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et the selection to the listbox bounding cell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Enable the edition of a selected kiln
Function EditKilnButtonAction(buttonShape As Object)

	PrepareExecution()
	DisableAllButtons()
	SetSelectionToButtonCell(buttonShape)

	listBoxObj = GetKilnListBox()
	kilnName = listBoxObj.CurrentValue

	'Verify if kiln name is empty or spaces
	'''if it is, cancel the operation
	If (Replace(kilnName, " ", "") = "") Then
		MsgBox("Escolha um forno para alterar")
		EnableAllButtons()
		DisableKilnEdition()
		FinishExecution()
		Exit Function
	EndIf
	
	EnableKilnEdition()
	FinishExecution()
	
End Function

'Save the edition of the kiln and disable edi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Get listbox
	form = sheet.DrawPage.Forms.GetByIndex(0)
	listBoxObj = form.GetByName(listBoxName)
	kilnName = listBoxObj.CurrentValue
	
	'Confirms that the kiln edition must be saved
	msgText = "Tem certeza que deseja alterar os dados do " &amp; kilnName &amp; "?"
	answer = MsgBox(msgText, MB_YESNO, "Alterar dados do Forno?")
	If (answer &lt;&gt; IDYES) Then
		EnableKilnEdition()
		FinishExecution()
		Exit Function
	EndIf
	
	'Find the kiln to edit
	kilnSheet = GetSheetByName(kilnSheetDBName)
	kilnCell = GetCellObjectByIndex(0, 0, kilnSheet.Name)
	While (kilnCell.GetString() &lt;&gt; kilnName)
		kilnCell = GetCellNextRowSameColumn(kilnCell)
	WEnd
	
	cellObj = GetCellObjectByName(buttonCell)
	
	cellObj = GetCellPreviousRowSameColumn(cellObj)
	'Get the supports new values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Get length new value
	cellObj = GetCellPreviousRowSameColumn(cellObj)
	kilnLength = cellObj.GetString()
	cellLength = cellObj
	If (Not IsIntegerNumber(kilnLength)) Then
		SaveKilnEdition = InputMustBeANumberError(cellLength)
		EnableKilnEdition()
		FinishExecution()
		Exit Function
	Else
		kilnLength = CInt(kilnLength) &amp; ""
	EndIf
	
	'Get width new value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Get height new value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Make a backup of the old kiln data
	kilnCellStart = kilnCell
	kilnCell = GetCellSameRowNextColumn(kilnCellStart)
	oldDataSize = 0
	'''Count the number of cells used by the old kiln
	While (kilnCell.GetString() &lt;&gt; "")
		kilnCell = GetCellSameRowNextColumn(kilnCell)
		oldDataSize = oldDataSize + 1
	WEnd
	kilnCell = GetCellSameRowNextColumn(kilnCellStart)
	Dim oldData(oldDataSize - 1) As String
	i = 0
	'''Get the old values and cleans it
	While (kilnCell.GetString() &lt;&gt; "")
		oldData(i) = kilnCell.GetString()
		i = i + 1
		kilnCell.SetString("")
		kilnCell = GetCellSameRowNextColumn(kilnCell)
	WEnd
	kilnCellStart.SetString("")
	
	'Create an array with the new values
	numberOfSupports = UBound(supports) + 1
	Dim data(3+numberOfSupports) As String
	
	data(0) = kilnLength
	data(1) = kilnWidth
	data(2) = kilnHeight
	
	For i = 0 To UBound(supports)
		data(i+3) = supports(i)
	Next i
	
	'Try to create the new kiln
	'''If it fails, recreate the old kiln
	If (Not CreateKilnRow(data)) Then
		CreateKilnRow(oldData)
		EnableKilnEdition()
		FinishExecution()
		Exit Function
	EndIf

	'If it succeds, clean inputs
	cellLength.SetString("")
	cellWidth.SetString("")
	cellHeight.SetString("")
	cellSupports.SetString("")

	'Unselect kiln	
	SelectEmptyKiln()
	
	'Confirms change
	kilnName = GetKilnName(data(0), data(1), data(2))
	MsgBox("Alterações salvas. O forno foi renomeado para " &amp; kilnName)

	EnableAllButtons()
	FinishExecution()

End Function

'Disable kiln edition
Function CancelKilnEdition(buttonShape As Object)
	
	DisableKilnEdition()
	
	PrepareExecution()
	DisableAllButtons()

	SetSelectionToButtonCell(buttonShape)
	
	SelectEmptyKiln()

	EnableAllButtons()
	FinishExecution()

End Function

'Delete a kiln from the kiln sheet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Get list box
	form = sheet.DrawPage.Forms.GetByIndex(0)
	listBoxObj = form.GetByName(listBoxName)
	kilnName = listBoxObj.CurrentValue
	
	'Ask confirmation to delete
	msgText = "Tem certeza que deseja apagar o forno " &amp; kilnName &amp; "?"
	answer = MsgBox(msgText, MB_YESNO, "Apagar Forno?")
	If (answer &lt;&gt; IDYES) Then
		EnableKilnEdition()
		FinishExecution()	
		Exit Function
	EndIf
	
	'Find the kiln
	kilnSheet = GetSheetByName(kilnSheetDBName)
	i = 0	
	kilnCell = GetCellObjectByIndex(i, 0, kilnSheet.Name)
	While (kilnCell.GetString() &lt;&gt; kilnName)
		i = i + 1
		kilnCell = GetCellObjectByIndex(i, 0, kilnSheet.Name)
	WEnd
	
	'Get all cells of the kiln
	startColumn = 0
	endColumn = 1
	While (kilnCell.GetString() &lt;&gt; "")
		kilnCell = GetCellObjectByIndex(i, endColumn, kilnSheet.Name)
		endColumn = endColumn + 1
	WEnd
	
	'Remove kiln
	RemoveCells(i, i, startColumn, endColumn, kilnSheetDBName)
	
	'Clean edition inputs and select disable edition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Refresh and set empty kiln as the selected one
	listBoxObj.refresh()
	SelectEmptyKiln()
	
	MsgBox("Forno apagado.")

	EnableAllButtons()
	FinishExecution()

End Function


'Remove all the items
Function CleanListByRemoving(buttonShape As Object)
	
	PrepareExecution()
	DisableAllButtons()

	'If there is no item, stops
	If (nItems = 0) Then
		MsgBox("Não há items para remover")
		EnableAllButtons()
		FinishExecution()
		Exit Function
	EndIf
	
	'Ask confirmation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Set all items amount to zero
Function CleanList(buttonShape As Object)

	PrepareExecution()
	DisableAllButtons()
	
	'If there are no items, stops
	If (nItems = 0) Then
		MsgBox("Não há items para zerar")
		EnableAllButtons()
		FinishExecution()
		Exit Function
	EndIf
	
	'Ask for confirmation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Save list
Function WriteList(buttonShape As Object) As String
	
	PrepareExecution()
	DisableAllButtons()
	
	'Get the list as a text
	textToWrite = GetCurrentListAsString()
	
	'If the text is empty, do nothing
	If Replace(textToWrite, " ", "") = "" Then
		EnableAllButtons()
		FinishExecution()
		Stop
	EndIf
	
	SetSelectionToButtonCell(buttonShape)
	
	canceled = False
	picked = False
	
	'Choose file nam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If no name was chosen, cancel	
	If (canceled) Then
		MsgBox("Operação Cancelada! Nome do arquivo é necessário para salvar a lista.")
		EnableAllButtons()
		FinishExecution()
		Stop
	EndIf

	'Write the list string on file
	WriteTextFile(filePath, textToWrite)
	pathString = ConvertASCIIPathAccentedLetters(filePath)
	MsgBox("Arquivo salvo em " &amp; pathString &amp; ".")
	
	'Set last modified list for directly saving (see WriteListLastOpened)
	pathLastModifiedList = filePath
	WriteList = filePath

	EnableAllButtons()
	FinishExecution()
	
End Function


Function WriteListLastOpened(buttonShape As Object)

	PrepareExecution()
	DisableAllButtons()
	
	SetSelectionToButtonCell(buttonShape)
	
	'Get the list as a text
	textToWrite = GetCurrentListAsString()

	'If the text is empty, do nothing
	If Replace(textToWrite, " ", "") = "" Then
		EnableAllButtons()
		FinishExecution()
		Stop
	EndIf
	
	canceled = False
	picked = False
	
	'If no file were used before,
	'''use WriteList to save a new file
	If Replace(pathLastModifiedList, " ", "") = "" Then
		MsgBox("Nenhum arquivo de configuração foi aberto desde a inicialização da aplicação ou após a exclusão da última configuração. Escolha um novo nome para o arquivo.")
		pathLastModifiedList = WriteList(buttonShape)
	Else
		'Otherwise, overwrite the used file
		pathString = ConvertASCIIPathAccentedLetters(pathLastModifiedList)
		fileName = SplitPath(pathString)(UBound(SplitPath(pathString)))

		'Ask confirmation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Ask the user the file to read
	filePath = GetFileToReadPathFromUser("Escolha a configuração a ser carregada", GetSavedListsPath())
	If (filePath = "") Then
		MsgBox("Operação Cancelada! Arquivo não selecionado.")
		EnableAllButtons()
		FinishExecution()	
		Exit Function
	EndIf
	

	'Ask confirmation to erase the current list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Read the list file
	textItems = ReadTextFile(filePath)
	itemsStr = Split(textItems, Chr(10))
	
	cell = GetFirstCellOfListHeader()
	cell = GetCellNextRowSameColumn(cell)
	row = GetCellRowIndex(cell)

	'Erase current list
	RemoveAllItems()

	'Add all items of the file list
	AddListOfItems(itemsStr)
		
	'Change the last modified file for saving directly (see WriteListLastOpened)
	pathLastModifiedList = filePath
	
	EnableAllButtons()
	FinishExecution()

End Function


Function EraseSavedList(buttonShape As Object)

	PrepareExecution()
	DisableAllButtons()

	'Choose the file to delete
	filePath = GetFileToReadPathFromUser("Escolha Lista a ser apagada", GetSavedListsPath())
	If (filePath = "") Then
		EnableAllButtons()
		FinishExecution()
		Exit Function
	EndIf 
	
	'Ask confirmation
	pathString = ConvertASCIIPathAccentedLetters(filePath)
	answer = MsgBox("Tem certeza que deseja apagar o arquivo " &amp; pathString &amp; "?", MB_YESNO)
	If (answer &lt;&gt; IDYES) Then
		EnableAllButtons()
		FinishExecution()
		Exit Function
	EndIf
	
	'Delete the file
	EraseFile(filePath)
	
	'Reset the last modified file
	pathLastModifiedList = ""
	
	MsgBox("Arquivo apagado.")

	EnableAllButtons()
	FinishExecution()

End Function


Function EditListItems(buttonShape As Object)

	PrepareExecution()
	'Disable all buttons to avoid execution of other macros
	DisableAllButtons()
	
	'If there are no items, cancel
	If (nItems &lt;= 0) Then
		MsgBox("Não há peças na lista.")
		EnableAllButtons()
		FinishExecution()
		Exit Function
	EndIf
	
	btnEdit = buttonShape.Source.Model
	buttonCellAddr = GetButtonLocation(btnEdit)
	buttonCell = GetCellObjectByName(buttonCellAddr)
	ThisComponent.getCurrentController().Select(buttonCell)
	
	'Disable edition button
	btnEdit.Enabled = False
	btnEdit.EnableVisible = False
	
	'Enable finish edition button
	btnSaveEdition = GetButtonByName(buttonSaveListEdition)
	btnSaveEdition.Enabled = True
	btnSaveEdition.EnableVisible = True
	
	'Get list locked range
	cellRange = GetListUnlockableRange()
	
	'Change list locked range color
	UnlockCell(cellRange)
	cellRange.CellBackColor = editableBGColor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cells do not have valid values
	'''cancel operation
	If (Not ListCellsAreValidy()) Then
		FinishExecution()
		Exit Function		
	EndIf
	
	'Otherwise,
	'''enable edition button
	btnEdit = GetButtonByName(buttonEditLsit)
	btnEdit.Enabled = True
	btnEdit.EnableVisible = True
	
	'Allow other buttons to execute macros
	EnableAllButtons()
	
	'Disable finish edition button
	btnSaveEdition.Enabled = False
	btnSaveEdition.EnableVisible = False
	
	'Lock list fields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there are no items on the list, cancel execution
	If (nItems = 0) Then
		MsgBox("Não há peças na lista.")
		EndedSolvingKilnProblem()
		EnableAllButtons()
		FinishExecution()
		Exit Function
	EndIf

	'Initialize progress bar
	msgText = "Se a aplicação disser que está travada é "
	msgText = msgText &amp; " devido a dificuldade de solução. Aguarde..."
	progressBar = ThisComponent.getCurrentController().getFrame().createStatusIndicator()
	progressBar.start(msgText, 100)
	
	
	'Get the list of items as text
	listAsText = GetCurrentListAsString()
	
	'If list text is empty, cancel
	If Replace(listAsText, " ", "") = "" Then		
		progressBar.setValue(0)
		progressBar.setText("")
		progressBar.reset()
		progressBar.end()
		progressBar.start("", 0)
		progressBar.end()
		EndedSolvingKilnProblem()
		EnableAllButtons()
		FinishExecution()
		Exit Function
	EndIf
	
	'If all items has amount = 0, cancel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Get kiln data
	kilnDataAsText = GetSelectedKilnInfoAsText()
	'If no kiln was selected, cancel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Arbitrarily update progressbar
	progressBar.setValue(20)
	
	'Create input files for solver 
	'''items
	itemFileName = "temp_pecas.txt"
	itemFilePath = SolverDirPath() &amp; itemFileName
	WriteTextFile(itemFilePath, listAsText)
	'''kiln
	kilnFileName = "temp_forno.txt"
	kilnFilePath = SolverDirPath() &amp; kilnFileName
	WriteTextFile(kilnFilePath, kilnDataAsText)
	
	'Create solution file path
	solutionBaseName = "temp_sol"
	solutionBasePath = SolverDirPath() &amp; solutionBaseName
	solutionTex = solutionBasePath &amp; ".tex"
	
	'Create the command
	command = ""
	command = command &amp; SolverPath()
	command = command &amp; " "
	command = command &amp; item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canceled = False
		picked = False
		'Get the file name
		While ((Not canceled) And (Not picked))
			filePath = GetSavedSolutionsPath()
			fileName = InputBox("Digite o nome do arquivo (não utilize acentos)", "Escolha o nome do arquivo de solução.")
			filePath = filePath &amp; fileName
			
			'Add .pdf to the name if it is not already there
			If (Right(filePath, 4) &lt;&gt; ".pdf") Then
				filePath = filePath &amp; ".pdf"
			EndIf
			
			'Verify if the operation is canceled
			If (fileName = "") Then
				canceled = True
			'Force to choose a path without utf-8 characters
			ElseIf (Not cancelado And PathHasSpaceOrAccentedLetter(filePath)) Then
				MsgBox("Erro: acento ou espaço encontrado no nome do arquivo.")
				fileName = InputBox("Digite o nome do arquivo (não utilize acentos nem espaços)", "Escolha o nome do arquivo de solução.")
			'Verify if file exists
			ElseIf (ExistsFile(filePath)) Then
				'Asks if the file should be overwritten
				answer = MsgBox("Arquivo já existente. Deseja sobrescrever?", MB_YESNO)
				If (answer = IDYES) Then
					picked = True
				EndIf
			Else
				picked = True
			EndIf
		WEnd
		
		'If a file name was chosen
		If (Not cancelado) Then
			If (Right(filePath, 4) &lt;&gt; ".pdf") Then
				filePath = filePath &amp; ".pdf"
			EndIf
			'Save a copy of the file with the chosen name on solution folder
			command = ""
			command = command &amp; OsCopyCommand()
			command = command &amp; " "
			command = command &amp; solutionPDF
			command = command &amp; " "
			command = command &amp; filePath
			ExecCommand(command)
		Else
			MsgBox("Operação cancelada! Nome do arquivo é necessário para salvar a solução.")
		EndIf
	EndIf

	'Delete temporary files
	DeleteFile(itemFilePath)
	DeleteFile(kilnFilePath)
	DeleteFile(solutionPDF)

	EndedSolvingKilnProblem()
	EnableAllButtons()
	FinishExecution()

End Function


Function OpenSolution()

	PrepareExecution()

	'Get file path	
	filePath = GetFileToReadPathFromUser("Escolha a solução a ser aberta", GetSavedSolutionsPath(), "pdf")
	'If a file is not chosen, cancel
	If (filePath = "") Then
		MsgBox("Operação Cancelada! Arquivo não selecionado.")
		FinishExecution()	
		Exit Function
	EndIf
	'If it is not a .pdf, cancel
	If (Right(filePath, 4) &lt;&gt; ".pdf") Then
		MsgBox("Operação Cancelada! Selecione um arquivo pdf")
		FinishExecution()	
		Exit Function
	End If

	'Open file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End function

Function KeyHandler_KeyReleased(oEvent) As Boolean
	KeyHandler_KeyReleased = False 'cancel KeyReleased
	Dim sourceCell As Object
	
	'MsgBox(oevent.modifiers &amp; " " &amp; oevent.keycode)
	
	If oEvent.modifiers = 0 And oEvent.keycode = 535 Then
		PrepareExecution()
		sourceCell = ThisComponent.CurrentSelection
		VerifyCutOrPaste(sourceCell)
		FinishExecution()
		RefreshByHiding()
	EndIf
	If oEvent.modifiers = 0 And oEvent.keycode = 533 Then
		PrepareExecution()
		
		sourceCell = ThisComponent.CurrentSelection
		UnlockCell(sourceCell)

		VerifyCutOrPaste(sourceCell)
		FinishExecution()
		RefreshByHiding()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width = inputCell.GetString()
	If (Replace(width, " ", "") = "") Then
		ReadKilnData = FieldIsNeededError(inputCell)
		Exit Function
	Endif

	'Jump to next input cell ignoring next lable
	inputCell = GetCellSameRowNextColumn(inputCell)
	inputCell = GetCellSameRowNextColumn(inputCell)
	
	height = inputCell.GetString()
	If (Replace(height, " ", "") = "") Then
		ReadKilnData = FieldIsNeededError(inputCell)
		Exit Function
	Endif
	
	inputCell = GetCellNextRowSameColumn(cellLableComprimento)
	inputCell = GetCellSameRowNextColumn(inputCell)
	
	supports = inputCell.GetString()
	numberOfSupports = 0
	If (Replace(supports, " ", "") &lt;&gt; "") Then
		supportsSplitted = Split(supports, " ")

		If (UBound(supportsSplitted) &gt; -1) Then
			numberOfSupports = UBound(supportsSplitted) + 1
		EndIf
		
		numberInputs = numberInputs + numberOfSupports - 1
	EndIf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Replace(inputData(0), " ", "")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Replace(kilnName, " ", "")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FinishExecution()

End Function


Function SetZeroAllItems()

	If (nItems = 0) The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UpdateItemsCounters()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